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Deaths(k)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35.8" calcext:value-type="float">
            <text:p>135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29.9" calcext:value-type="float">
            <text:p>129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7.6" calcext:value-type="float">
            <text:p>127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25.6" calcext:value-type="float">
            <text:p>125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3T13:12:55.121888028</meta:creation-date>
    <dc:date>2022-08-23T13:34:51.094739202</dc:date>
    <meta:editing-duration>PT11M45S</meta:editing-duration>
    <meta:editing-cycles>1</meta:editing-cycles>
    <meta:generator>LibreOffice/7.3.5.2$Linux_X86_64 LibreOffice_project/30$Build-2</meta:generator>
    <meta:document-statistic meta:table-count="1" meta:cell-count="42" meta:object-count="0"/>
  </office:meta>
</office:document-meta>
</file>